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748cm" fo:margin-left="3.08cm" fo:margin-right="2.762cm" table:align="margins"/>
    </style:style>
    <style:style style:name="Tableau1.A" style:family="table-column">
      <style:table-column-properties style:column-width="11.748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15.206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5.258cm" fo:margin-left="3.38cm" fo:margin-right="2.916cm" table:align="margins"/>
    </style:style>
    <style:style style:name="Tableau2.A" style:family="table-column">
      <style:table-column-properties style:column-width="5.258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9.804cm" fo:margin-left="0.614cm" fo:margin-right="1.136cm" table:align="margins"/>
    </style:style>
    <style:style style:name="Table1.A" style:family="table-column">
      <style:table-column-properties style:column-width="4.572cm" style:rel-column-width="30562*"/>
    </style:style>
    <style:style style:name="Table1.B" style:family="table-column">
      <style:table-column-properties style:column-width="5.232cm" style:rel-column-width="34973*"/>
    </style:style>
    <style:style style:name="Table1.1" style:family="table-row">
      <style:table-row-properties style:min-row-height="1.82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5" style:family="table">
      <style:table-properties style:width="5.258cm" fo:margin-left="3.38cm" fo:margin-right="2.916cm" table:align="margins"/>
    </style:style>
    <style:style style:name="Table5.A" style:family="table-column">
      <style:table-column-properties style:column-width="5.258cm" style:rel-column-width="65535*"/>
    </style:style>
    <style:style style:name="Table5.A1" style:family="table-cell">
      <style:table-cell-properties fo:padding="0.097cm" fo:border="0.002cm solid #000000"/>
    </style:style>
    <style:style style:name="Table2" style:family="table">
      <style:table-properties style:width="9.804cm" fo:margin-left="0.614cm" fo:margin-right="1.136cm" table:align="margins"/>
    </style:style>
    <style:style style:name="Table2.A" style:family="table-column">
      <style:table-column-properties style:column-width="2.388cm" style:rel-column-width="15965*"/>
    </style:style>
    <style:style style:name="Table2.B" style:family="table-column">
      <style:table-column-properties style:column-width="7.415cm" style:rel-column-width="49570*"/>
    </style:style>
    <style:style style:name="Table2.1" style:family="table-row">
      <style:table-row-properties style:min-row-height="1.829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9.804cm" fo:margin-left="0.614cm" fo:margin-right="1.136cm" table:align="margins"/>
    </style:style>
    <style:style style:name="Table3.A" style:family="table-column">
      <style:table-column-properties style:column-width="2.388cm" style:rel-column-width="15965*"/>
    </style:style>
    <style:style style:name="Table3.B" style:family="table-column">
      <style:table-column-properties style:column-width="7.415cm" style:rel-column-width="49570*"/>
    </style:style>
    <style:style style:name="Table3.1" style:family="table-row">
      <style:table-row-properties style:min-row-height="1.829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9.804cm" fo:margin-left="0.614cm" fo:margin-right="1.136cm" table:align="margins"/>
    </style:style>
    <style:style style:name="Table4.A" style:family="table-column">
      <style:table-column-properties style:column-width="4.572cm" style:rel-column-width="30562*"/>
    </style:style>
    <style:style style:name="Table4.B" style:family="table-column">
      <style:table-column-properties style:column-width="5.232cm" style:rel-column-width="34973*"/>
    </style:style>
    <style:style style:name="Table4.1" style:family="table-row">
      <style:table-row-properties style:min-row-height="1.829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6" style:family="table">
      <style:table-properties style:width="5.258cm" fo:margin-left="3.38cm" fo:margin-right="2.916cm" table:align="margins"/>
    </style:style>
    <style:style style:name="Table6.A" style:family="table-column">
      <style:table-column-properties style:column-width="5.25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jaVu Sans Mono" fo:font-size="10pt" style:text-underline-style="non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Table_20_Contents">
      <style:text-properties style:font-name="DejaVu Serif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Consulter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2">Numero ISSN : <text:span text:style-name="T1">0395-2037</text:span><text:span text:style-name="T2"> *</text:span></text:p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6">------------------------------------------------------</text:p>
            <text:p text:style-name="P4"/>
            <text:p text:style-name="P4">Nom périodique : <text:span text:style-name="T2"><text:s/>Le monde</text:span></text:p>
            <text:p text:style-name="P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Numéro de Parution(s) :</text:p>
                </table:table-cell>
                <table:table-cell table:style-name="Table1.B1" office:value-type="string">
                  <text:p text:style-name="P4"><text:s text:c="3"/><text:span text:style-name="T1">25112008</text:span><text:span text:style-name="T2"> *</text:span></text:p>
                  <text:p text:style-name="P5"><text:s text:c="3"/>26112008</text:p>
                  <text:p text:style-name="P5"><text:s text:c="3"/>27112008 </text:p>
                </table:table-cell>
              </table:table-row>
            </table:table>
            <text:p text:style-name="P4"/>
            <text:p text:style-name="P2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>Rechercher</text:p>
                </table:table-cell>
              </table:table-row>
            </table:table>
            <text:p text:style-name="P6">------------------------------------------------------</text:p>
            <text:p text:style-name="P6"/>
            <text:p text:style-name="P6"/>
            <text:p text:style-name="P5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4"><text:s text:c="24"/>Titre(s) :</text:p>
                </table:table-cell>
                <table:table-cell table:style-name="Table4.B1" office:value-type="string">
                  <text:p text:style-name="P4"><text:s text:c="3"/><text:span text:style-name="T1">OpenBSD 4,4</text:span><text:span text:style-name="T2"> *</text:span></text:p>
                  <text:p text:style-name="P4"><text:span text:style-name="T2"><text:s text:c="3"/>FreeBSD 6.0 </text:span></text:p>
                  <text:p text:style-name="P4"><text:span text:style-name="T2"><text:s text:c="3"/>NetBSD 4.0</text:span></text:p>
                </table:table-cell>
              </table:table-row>
            </table:table>
            <text:p text:style-name="P4"/>
            <text:p text:style-name="P2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">Rechercher</text:p>
                </table:table-cell>
              </table:table-row>
            </table:table>
            <text:p text:style-name="P6">------------------------------------------------------</text:p>
            <text:p text:style-name="P6"/>
            <text:p text:style-name="P6"/>
            <text:p text:style-name="P4"><text:span text:style-name="T2">Titre de l’article : OpenBSD 4.4 </text:span></text:p>
            <text:p text:style-name="P5">Numéro de Pages : 14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5">Auteur(s) :</text:p>
                </table:table-cell>
                <table:table-cell table:style-name="Table2.B1" office:value-type="string">
                  <text:p text:style-name="P5">Theo de raadt</text:p>
                  <text:p text:style-name="P5">Linus Torvald</text:p>
                  <text:p text:style-name="P5">Pierre Paul</text:p>
                </table:table-cell>
              </table:table-row>
            </table:table>
            <text:p text:style-name="P7"/>
            <text:p text:style-name="P7"/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>Mots clé(s):</text:p>
                </table:table-cell>
                <table:table-cell table:style-name="Table3.B1" office:value-type="string">
                  <text:p text:style-name="P5">Unix</text:p>
                  <text:p text:style-name="P5">OpenBSD</text:p>
                  <text:p text:style-name="P5">Système, Informatique</text:p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criptoff</meta:initial-creator>
    <meta:creation-date>2008-11-30T01:21:58</meta:creation-date>
    <dc:date>2008-12-02T08:57:58</dc:date>
    <meta:print-date>2008-12-02T08:56:16</meta:print-date>
    <meta:editing-cycles>27</meta:editing-cycles>
    <meta:editing-duration>PT1H8M36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27" meta:word-count="53" meta:character-count="545"/>
  </office:meta>
</office:document-meta>
</file>